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sic Linux Commands Cheat-Sheet</text:h>
      <text:p text:style-name="Text_20_body">This list includes a bunch of different commands that are useful to know when working with Linux. Not all of these commands are covered in the videos, so feel free to investigate them on your own.</text:p>
      <text:h text:style-name="Heading_20_3" text:outline-level="3">Managing files and directories</text:h>
      <text:list xml:id="list935584706" text:style-name="L1">
        <text:list-item>
          <text:p text:style-name="P1"><text:span text:style-name="Strong_20_Emphasis">cd</text:span> directory: changes the current working directory to the specified one</text:p>
        </text:list-item>
        <text:list-item>
          <text:p text:style-name="P1"><text:span text:style-name="Strong_20_Emphasis">pwd:</text:span> prints the current working directory</text:p>
        </text:list-item>
        <text:list-item>
          <text:p text:style-name="P1"><text:span text:style-name="Strong_20_Emphasis">ls:</text:span> lists the contents of the current directory</text:p>
        </text:list-item>
      </text:list>
      <text:list xml:id="list387293082" text:style-name="L2">
        <text:list-item>
          <text:p text:style-name="P2"><text:span text:style-name="Strong_20_Emphasis">ls</text:span> directory: lists the contents of the received directory </text:p>
        </text:list-item>
        <text:list-item>
          <text:p text:style-name="P2"><text:span text:style-name="Strong_20_Emphasis">ls</text:span> -l: lists the additional information for the contents of the directory </text:p>
        </text:list-item>
        <text:list-item>
          <text:p text:style-name="P2"><text:span text:style-name="Strong_20_Emphasis">ls</text:span> -a: lists all files, including those hidden </text:p>
        </text:list-item>
        <text:list-item>
          <text:p text:style-name="P2"><text:span text:style-name="Strong_20_Emphasis">ls</text:span> -la: applies both the -l and the -a flags </text:p>
        </text:list-item>
      </text:list>
      <text:list xml:id="list288041888" text:style-name="L3">
        <text:list-item>
          <text:p text:style-name="P3"><text:span text:style-name="Strong_20_Emphasis">mkdir</text:span> directory: creates the directory with the received name</text:p>
        </text:list-item>
        <text:list-item>
          <text:p text:style-name="P3"><text:span text:style-name="Strong_20_Emphasis">rmdir</text:span> directory: deletes the directory with the received name (if empty)</text:p>
        </text:list-item>
        <text:list-item>
          <text:p text:style-name="P3"><text:span text:style-name="Strong_20_Emphasis">cp</text:span> old_name new_name: copies old_name into new_name</text:p>
        </text:list-item>
        <text:list-item>
          <text:p text:style-name="P3"><text:span text:style-name="Strong_20_Emphasis">mv</text:span> old_name new_name: moves old_name into new_name</text:p>
        </text:list-item>
        <text:list-item>
          <text:p text:style-name="P3"><text:span text:style-name="Strong_20_Emphasis">touch</text:span> file_name: creates an empty file or updates the modified time if it exists</text:p>
        </text:list-item>
        <text:list-item>
          <text:p text:style-name="P3"><text:span text:style-name="Strong_20_Emphasis">chmod</text:span> modifiers files: changes the permissions for the files according to the provided modifiers; we've seen +x to make the file executable</text:p>
        </text:list-item>
        <text:list-item>
          <text:p text:style-name="P3"><text:span text:style-name="Strong_20_Emphasis">chown</text:span> user files: changes the owner of the files to the given user</text:p>
        </text:list-item>
        <text:list-item>
          <text:p text:style-name="P3"><text:span text:style-name="Strong_20_Emphasis">chgrp</text:span> group files: changes the group of the files to the given group</text:p>
        </text:list-item>
      </text:list>
      <text:h text:style-name="Heading_20_3" text:outline-level="3">Operating with the content of files</text:h>
      <text:list xml:id="list131909116" text:style-name="L4">
        <text:list-item>
          <text:p text:style-name="P4"><text:span text:style-name="Strong_20_Emphasis">cat</text:span> file: shows the content of the file through standard output</text:p>
        </text:list-item>
        <text:list-item>
          <text:p text:style-name="P4"><text:span text:style-name="Strong_20_Emphasis">wc </text:span>file: counts the amount of characters, words, and lines in the given file; can also count the same values of whatever it receives via stdin</text:p>
        </text:list-item>
        <text:list-item>
          <text:p text:style-name="P4"><text:span text:style-name="Strong_20_Emphasis">file </text:span>file: prints the type of the given file, as recognized by the operating system</text:p>
        </text:list-item>
        <text:list-item>
          <text:p text:style-name="P4"><text:span text:style-name="Strong_20_Emphasis">head </text:span>file: shows the first 10 lines of the given file</text:p>
        </text:list-item>
        <text:list-item>
          <text:p text:style-name="P4"><text:span text:style-name="Strong_20_Emphasis">tail </text:span>file: shows the last 10 lines of the given file</text:p>
        </text:list-item>
        <text:list-item>
          <text:p text:style-name="P4"><text:span text:style-name="Strong_20_Emphasis">less </text:span>file: scrolls through the contents of the given file (press "q" to quit)</text:p>
        </text:list-item>
        <text:list-item>
          <text:p text:style-name="P4"><text:span text:style-name="Strong_20_Emphasis">sort </text:span>file: sorts the lines of the file alphabetically</text:p>
        </text:list-item>
        <text:list-item>
          <text:p text:style-name="P4"><text:soft-page-break/><text:span text:style-name="Strong_20_Emphasis">cut -d</text:span>separator<text:span text:style-name="Strong_20_Emphasis"> -f</text:span>fields file: for each line in the given file, splits the line according to the given separator and prints the given fields (starting from 1)</text:p>
        </text:list-item>
      </text:list>
      <text:h text:style-name="Heading_20_3" text:outline-level="3">Additional commands</text:h>
      <text:list xml:id="list1950447158" text:style-name="L5">
        <text:list-item>
          <text:p text:style-name="P5"><text:span text:style-name="Strong_20_Emphasis">echo</text:span> "message": prints the message to standard output</text:p>
        </text:list-item>
        <text:list-item>
          <text:p text:style-name="P5"><text:span text:style-name="Strong_20_Emphasis">date:</text:span> prints the current date</text:p>
        </text:list-item>
        <text:list-item>
          <text:p text:style-name="P5"><text:span text:style-name="Strong_20_Emphasis">who:</text:span> prints the list of users currently logged into the computer</text:p>
        </text:list-item>
        <text:list-item>
          <text:p text:style-name="P5"><text:span text:style-name="Strong_20_Emphasis">man</text:span> command: shows the manual page of the given command; manual pages contain a lot of information explaining how to use each command (press "q" to quit)</text:p>
        </text:list-item>
        <text:list-item>
          <text:p text:style-name="P5"><text:span text:style-name="Strong_20_Emphasis">uptime:</text:span> shows how long the computer has been running</text:p>
        </text:list-item>
      </text:list>
      <text:list xml:id="list3926627659" text:style-name="L6">
        <text:list-item>
          <text:p text:style-name="P6"><text:span text:style-name="Strong_20_Emphasis">free:</text:span> shows the amount of unused memory on the current system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04:19:24.815949630</meta:creation-date>
    <dc:date>2023-07-01T04:21:05.420530913</dc:date>
    <meta:editing-duration>PT1M47S</meta:editing-duration>
    <meta:editing-cycles>1</meta:editing-cycles>
    <meta:document-statistic meta:table-count="0" meta:image-count="0" meta:object-count="0" meta:page-count="2" meta:paragraph-count="34" meta:word-count="436" meta:character-count="2407" meta:non-whitespace-character-count="2029"/>
    <meta:generator>LibreOffice/7.3.7.2$Linux_X86_64 LibreOffice_project/30$Build-2</meta:generator>
  </office:meta>
</office:document-meta>
</file>